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0857" officeooo:paragraph-rsid="00110857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10857" officeooo:paragraph-rsid="00110857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" fo:font-weight="bold" officeooo:rsid="00110857" officeooo:paragraph-rsid="0011085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10857" officeooo:paragraph-rsid="0011085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4eba33" officeooo:paragraph-rsid="004eba33" style:font-weight-asian="bold" style:font-weight-complex="bold"/>
    </style:style>
    <style:style style:name="P6" style:family="paragraph" style:parent-style-name="Standard">
      <style:text-properties style:font-name="Arial" fo:font-weight="bold" officeooo:rsid="0052c4f8" officeooo:paragraph-rsid="0052c4f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10857" officeooo:paragraph-rsid="0011085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officeooo:rsid="00129e1b" officeooo:paragraph-rsid="00129e1b"/>
    </style:style>
    <style:style style:name="P9" style:family="paragraph" style:parent-style-name="Standard">
      <style:text-properties style:font-name="Arial" officeooo:rsid="00135c1d" officeooo:paragraph-rsid="00135c1d"/>
    </style:style>
    <style:style style:name="P10" style:family="paragraph" style:parent-style-name="Standard">
      <style:text-properties style:font-name="Arial" officeooo:rsid="0014be9f" officeooo:paragraph-rsid="0014be9f"/>
    </style:style>
    <style:style style:name="P11" style:family="paragraph" style:parent-style-name="Standard">
      <style:text-properties style:font-name="Arial" officeooo:rsid="0016b72d" officeooo:paragraph-rsid="0016b72d"/>
    </style:style>
    <style:style style:name="P12" style:family="paragraph" style:parent-style-name="Standard">
      <style:text-properties style:font-name="Arial" officeooo:rsid="0016b72d" officeooo:paragraph-rsid="00281764"/>
    </style:style>
    <style:style style:name="P13" style:family="paragraph" style:parent-style-name="Standard">
      <style:text-properties style:font-name="Arial" officeooo:rsid="0016b72d" officeooo:paragraph-rsid="00135c1d"/>
    </style:style>
    <style:style style:name="P14" style:family="paragraph" style:parent-style-name="Standard">
      <style:text-properties style:font-name="Arial" officeooo:rsid="00179828" officeooo:paragraph-rsid="00179828"/>
    </style:style>
    <style:style style:name="P15" style:family="paragraph" style:parent-style-name="Standard">
      <style:text-properties style:font-name="Arial" officeooo:rsid="00179828" officeooo:paragraph-rsid="00264c5d"/>
    </style:style>
    <style:style style:name="P16" style:family="paragraph" style:parent-style-name="Standard">
      <style:text-properties style:font-name="Arial" officeooo:rsid="00190b39" officeooo:paragraph-rsid="00190b39"/>
    </style:style>
    <style:style style:name="P17" style:family="paragraph" style:parent-style-name="Standard">
      <style:text-properties style:font-name="Arial" officeooo:rsid="001c6479" officeooo:paragraph-rsid="001c6479"/>
    </style:style>
    <style:style style:name="P18" style:family="paragraph" style:parent-style-name="Standard">
      <style:text-properties style:font-name="Arial" officeooo:rsid="001e3e2f" officeooo:paragraph-rsid="001e3e2f"/>
    </style:style>
    <style:style style:name="P19" style:family="paragraph" style:parent-style-name="Standard">
      <style:text-properties style:font-name="Arial" officeooo:rsid="001e3e2f" officeooo:paragraph-rsid="001c6479"/>
    </style:style>
    <style:style style:name="P20" style:family="paragraph" style:parent-style-name="Standard">
      <style:text-properties style:font-name="Arial" officeooo:rsid="001ef0eb" officeooo:paragraph-rsid="001ef0eb"/>
    </style:style>
    <style:style style:name="P21" style:family="paragraph" style:parent-style-name="Standard">
      <style:text-properties style:font-name="Arial" officeooo:rsid="001ef0eb" officeooo:paragraph-rsid="004a11b8"/>
    </style:style>
    <style:style style:name="P22" style:family="paragraph" style:parent-style-name="Standard">
      <style:text-properties style:font-name="Arial" officeooo:rsid="0020398d" officeooo:paragraph-rsid="0020398d"/>
    </style:style>
    <style:style style:name="P23" style:family="paragraph" style:parent-style-name="Standard">
      <style:text-properties style:font-name="Arial" officeooo:rsid="0022165a" officeooo:paragraph-rsid="0029c7f7"/>
    </style:style>
    <style:style style:name="P24" style:family="paragraph" style:parent-style-name="Standard">
      <style:text-properties style:font-name="Arial" officeooo:rsid="0029c7f7" officeooo:paragraph-rsid="0029c7f7"/>
    </style:style>
    <style:style style:name="P25" style:family="paragraph" style:parent-style-name="Standard">
      <style:text-properties style:font-name="Arial" officeooo:rsid="002da11b" officeooo:paragraph-rsid="002da11b"/>
    </style:style>
    <style:style style:name="P26" style:family="paragraph" style:parent-style-name="Standard">
      <style:text-properties style:font-name="Arial" officeooo:rsid="002da11b" officeooo:paragraph-rsid="00300af7"/>
    </style:style>
    <style:style style:name="P27" style:family="paragraph" style:parent-style-name="Standard">
      <style:text-properties style:font-name="Arial" officeooo:rsid="00300af7" officeooo:paragraph-rsid="00300af7"/>
    </style:style>
    <style:style style:name="P28" style:family="paragraph" style:parent-style-name="Standard">
      <style:text-properties style:font-name="Arial" officeooo:rsid="00312e68" officeooo:paragraph-rsid="00312e68"/>
    </style:style>
    <style:style style:name="P29" style:family="paragraph" style:parent-style-name="Standard">
      <style:text-properties style:font-name="Arial" officeooo:rsid="00327c53" officeooo:paragraph-rsid="00327c53"/>
    </style:style>
    <style:style style:name="P30" style:family="paragraph" style:parent-style-name="Standard">
      <style:text-properties style:font-name="Arial" officeooo:rsid="0032a7a8" officeooo:paragraph-rsid="0032a7a8"/>
    </style:style>
    <style:style style:name="P31" style:family="paragraph" style:parent-style-name="Standard">
      <style:text-properties style:font-name="Arial" officeooo:rsid="0032a7a8" officeooo:paragraph-rsid="00333080"/>
    </style:style>
    <style:style style:name="P32" style:family="paragraph" style:parent-style-name="Standard">
      <style:text-properties style:font-name="Arial" officeooo:rsid="0032a7a8" officeooo:paragraph-rsid="0046804d"/>
    </style:style>
    <style:style style:name="P33" style:family="paragraph" style:parent-style-name="Standard">
      <style:text-properties style:font-name="Arial" officeooo:rsid="00333080" officeooo:paragraph-rsid="00333080"/>
    </style:style>
    <style:style style:name="P34" style:family="paragraph" style:parent-style-name="Standard">
      <style:text-properties style:font-name="Arial" officeooo:rsid="00333080" officeooo:paragraph-rsid="00479c0a"/>
    </style:style>
    <style:style style:name="P35" style:family="paragraph" style:parent-style-name="Standard">
      <style:text-properties style:font-name="Arial" officeooo:rsid="003da72b" officeooo:paragraph-rsid="003da72b"/>
    </style:style>
    <style:style style:name="P36" style:family="paragraph" style:parent-style-name="Standard">
      <style:text-properties style:font-name="Arial" officeooo:rsid="0042225a" officeooo:paragraph-rsid="0042225a"/>
    </style:style>
    <style:style style:name="P37" style:family="paragraph" style:parent-style-name="Standard">
      <style:text-properties style:font-name="Arial" officeooo:rsid="0045c686" officeooo:paragraph-rsid="0045c686"/>
    </style:style>
    <style:style style:name="P38" style:family="paragraph" style:parent-style-name="Standard">
      <style:text-properties style:font-name="Arial" officeooo:rsid="0032a7a8" officeooo:paragraph-rsid="0032a7a8" fo:background-color="#ffff00"/>
    </style:style>
    <style:style style:name="P39" style:family="paragraph" style:parent-style-name="Standard">
      <style:text-properties style:font-name="Arial" officeooo:rsid="0046804d" officeooo:paragraph-rsid="0046804d"/>
    </style:style>
    <style:style style:name="P40" style:family="paragraph" style:parent-style-name="Standard">
      <style:text-properties style:font-name="Arial" officeooo:rsid="00479c0a" officeooo:paragraph-rsid="00479c0a"/>
    </style:style>
    <style:style style:name="P41" style:family="paragraph" style:parent-style-name="Standard">
      <style:text-properties style:font-name="Arial" officeooo:rsid="00479c0a" officeooo:paragraph-rsid="004a8f3c"/>
    </style:style>
    <style:style style:name="P42" style:family="paragraph" style:parent-style-name="Standard">
      <style:text-properties style:font-name="Arial" officeooo:rsid="004a11b8" officeooo:paragraph-rsid="004a11b8"/>
    </style:style>
    <style:style style:name="P43" style:family="paragraph" style:parent-style-name="Standard">
      <style:text-properties style:font-name="Arial" officeooo:rsid="004a8f3c" officeooo:paragraph-rsid="004a8f3c"/>
    </style:style>
    <style:style style:name="P44" style:family="paragraph" style:parent-style-name="Standard">
      <style:text-properties style:font-name="Arial" officeooo:rsid="004b881b" officeooo:paragraph-rsid="004b881b"/>
    </style:style>
    <style:style style:name="P45" style:family="paragraph" style:parent-style-name="Standard">
      <style:text-properties style:font-name="Arial" officeooo:paragraph-rsid="0050fd33"/>
    </style:style>
    <style:style style:name="P46" style:family="paragraph" style:parent-style-name="Standard">
      <style:text-properties style:font-name="Arial" officeooo:rsid="0052c4f8" officeooo:paragraph-rsid="0052c4f8"/>
    </style:style>
    <style:style style:name="P47" style:family="paragraph" style:parent-style-name="Standard">
      <style:text-properties style:font-name="Arial" officeooo:rsid="00536a0f" officeooo:paragraph-rsid="00536a0f"/>
    </style:style>
    <style:style style:name="P48" style:family="paragraph" style:parent-style-name="Standard">
      <style:text-properties style:font-name="Arial" officeooo:rsid="00381213" officeooo:paragraph-rsid="00381213"/>
    </style:style>
    <style:style style:name="P49" style:family="paragraph" style:parent-style-name="Standard">
      <style:text-properties style:font-name="Arial" officeooo:rsid="0058cc0d" officeooo:paragraph-rsid="0058cc0d"/>
    </style:style>
    <style:style style:name="P50" style:family="paragraph" style:parent-style-name="Standard">
      <style:text-properties style:font-name="Arial" officeooo:rsid="0059a0f7" officeooo:paragraph-rsid="0059a0f7"/>
    </style:style>
    <style:style style:name="P51" style:family="paragraph" style:parent-style-name="Standard">
      <style:text-properties style:font-name="Arial" officeooo:rsid="005a911a" officeooo:paragraph-rsid="005a911a"/>
    </style:style>
    <style:style style:name="P52" style:family="paragraph" style:parent-style-name="Standard">
      <style:text-properties style:font-name="DejaVu Sans Mono" fo:font-size="10pt" officeooo:rsid="0020398d" officeooo:paragraph-rsid="0020398d" style:font-size-asian="10pt" style:font-size-complex="10pt"/>
    </style:style>
    <style:style style:name="P53" style:family="paragraph" style:parent-style-name="Standard">
      <style:text-properties style:font-name="Ubuntu Mono" fo:font-size="10pt" officeooo:rsid="0024e9f9" officeooo:paragraph-rsid="00264c5d" style:font-size-asian="10pt" style:font-size-complex="10pt"/>
    </style:style>
    <style:style style:name="P54" style:family="paragraph" style:parent-style-name="Standard">
      <style:text-properties style:font-name="Ubuntu Mono" fo:font-size="11pt" fo:font-style="italic" officeooo:rsid="0050fd33" officeooo:paragraph-rsid="0050fd33" style:font-size-asian="11pt" style:font-style-asian="italic" style:font-size-complex="11pt" style:font-style-complex="italic"/>
    </style:style>
    <style:style style:name="P55" style:family="paragraph" style:parent-style-name="Standard">
      <style:text-properties officeooo:paragraph-rsid="002da11b"/>
    </style:style>
    <style:style style:name="P56" style:family="paragraph" style:parent-style-name="Standard">
      <style:text-properties officeooo:paragraph-rsid="0052c4f8"/>
    </style:style>
    <style:style style:name="P57" style:family="paragraph" style:parent-style-name="Standard">
      <style:text-properties officeooo:rsid="0052c4f8" officeooo:paragraph-rsid="0052c4f8"/>
    </style:style>
    <style:style style:name="P58" style:family="paragraph" style:parent-style-name="Standard">
      <style:text-properties officeooo:rsid="00536a0f" officeooo:paragraph-rsid="00536a0f"/>
    </style:style>
    <style:style style:name="P59" style:family="paragraph" style:parent-style-name="Standard">
      <style:paragraph-properties fo:break-before="page"/>
      <style:text-properties style:font-name="Arial" officeooo:rsid="0016b72d" officeooo:paragraph-rsid="0016b72d"/>
    </style:style>
    <style:style style:name="P60" style:family="paragraph" style:parent-style-name="Standard">
      <style:paragraph-properties fo:break-before="page"/>
      <style:text-properties style:font-name="Arial" officeooo:rsid="00179828" officeooo:paragraph-rsid="00264c5d"/>
    </style:style>
    <style:style style:name="P61" style:family="paragraph" style:parent-style-name="Standard">
      <style:paragraph-properties fo:break-before="page"/>
      <style:text-properties style:font-name="Arial" officeooo:rsid="00190b39" officeooo:paragraph-rsid="00190b39"/>
    </style:style>
    <style:style style:name="P62" style:family="paragraph" style:parent-style-name="Standard">
      <style:paragraph-properties fo:break-before="page"/>
      <style:text-properties style:font-name="Arial" officeooo:rsid="001c6479" officeooo:paragraph-rsid="001c6479"/>
    </style:style>
    <style:style style:name="P63" style:family="paragraph" style:parent-style-name="Standard">
      <style:paragraph-properties fo:break-before="page"/>
      <style:text-properties style:font-name="Arial" officeooo:rsid="001e3e2f" officeooo:paragraph-rsid="001e3e2f"/>
    </style:style>
    <style:style style:name="P64" style:family="paragraph" style:parent-style-name="Standard">
      <style:paragraph-properties fo:break-before="page"/>
      <style:text-properties style:font-name="Arial" officeooo:rsid="0020398d" officeooo:paragraph-rsid="0020398d"/>
    </style:style>
    <style:style style:name="P65" style:family="paragraph" style:parent-style-name="Standard">
      <style:paragraph-properties fo:break-before="page"/>
      <style:text-properties style:font-name="Arial" officeooo:rsid="00135c1d" officeooo:paragraph-rsid="00135c1d"/>
    </style:style>
    <style:style style:name="P66" style:family="paragraph" style:parent-style-name="Standard">
      <style:paragraph-properties fo:break-before="page"/>
      <style:text-properties style:font-name="Arial" fo:font-weight="bold" officeooo:rsid="00479c0a" officeooo:paragraph-rsid="00479c0a" style:font-weight-asian="bold" style:font-weight-complex="bold"/>
    </style:style>
    <style:style style:name="P67" style:family="paragraph" style:parent-style-name="Standard">
      <style:paragraph-properties fo:margin-left="1.75cm" fo:margin-right="2.251cm" fo:text-indent="0cm" style:auto-text-indent="false"/>
      <style:text-properties style:font-name="Arial" officeooo:rsid="00536a0f" officeooo:paragraph-rsid="00536a0f"/>
    </style:style>
    <style:style style:name="P68" style:family="paragraph" style:parent-style-name="Standard">
      <style:text-properties style:font-name="Arial" officeooo:rsid="005d0acd" officeooo:paragraph-rsid="005d0acd"/>
    </style:style>
    <style:style style:name="P69" style:family="paragraph" style:parent-style-name="Standard">
      <style:text-properties style:font-name="Arial" officeooo:rsid="001e3e2f" officeooo:paragraph-rsid="001e3e2f"/>
    </style:style>
    <style:style style:name="P70" style:family="paragraph" style:parent-style-name="Standard">
      <style:text-properties style:font-name="Arial" officeooo:rsid="00333080" officeooo:paragraph-rsid="00333080"/>
    </style:style>
    <style:style style:name="P71" style:family="paragraph" style:parent-style-name="Standard">
      <style:text-properties style:font-name="Arial" officeooo:rsid="005ed204" officeooo:paragraph-rsid="005ed204"/>
    </style:style>
    <style:style style:name="P72" style:family="paragraph">
      <loext:graphic-properties draw:fill="solid" draw:fill-color="#ffffff" draw:opacity="0%"/>
    </style:style>
    <style:style style:name="T1" style:family="text">
      <style:text-properties officeooo:rsid="00129e1b"/>
    </style:style>
    <style:style style:name="T2" style:family="text">
      <style:text-properties officeooo:rsid="00135c1d"/>
    </style:style>
    <style:style style:name="T3" style:family="text">
      <style:text-properties officeooo:rsid="0014be9f"/>
    </style:style>
    <style:style style:name="T4" style:family="text">
      <style:text-properties officeooo:rsid="0016b72d"/>
    </style:style>
    <style:style style:name="T5" style:family="text">
      <style:text-properties officeooo:rsid="001af37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a7a8" style:font-weight-asian="bold" style:font-weight-complex="bold"/>
    </style:style>
    <style:style style:name="T8" style:family="text">
      <style:text-properties fo:font-weight="bold" officeooo:rsid="00333080" style:font-weight-asian="bold" style:font-weight-complex="bold"/>
    </style:style>
    <style:style style:name="T9" style:family="text">
      <style:text-properties fo:font-weight="bold" officeooo:rsid="0045c686" style:font-weight-asian="bold" style:font-weight-complex="bold"/>
    </style:style>
    <style:style style:name="T10" style:family="text">
      <style:text-properties officeooo:rsid="001ef0eb"/>
    </style:style>
    <style:style style:name="T11" style:family="text">
      <style:text-properties officeooo:rsid="002121a1"/>
    </style:style>
    <style:style style:name="T12" style:family="text">
      <style:text-properties fo:font-size="9pt" officeooo:rsid="0020398d" style:font-size-asian="9pt" style:font-size-complex="9pt"/>
    </style:style>
    <style:style style:name="T13" style:family="text">
      <style:text-properties fo:font-size="9pt" officeooo:rsid="00281764" style:font-size-asian="9pt" style:font-size-complex="9pt"/>
    </style:style>
    <style:style style:name="T14" style:family="text">
      <style:text-properties officeooo:rsid="0022165a"/>
    </style:style>
    <style:style style:name="T15" style:family="text">
      <style:text-properties officeooo:rsid="0024e9f9"/>
    </style:style>
    <style:style style:name="T16" style:family="text">
      <style:text-properties style:font-name="Ubuntu Mono" fo:font-size="10pt" officeooo:rsid="0024e9f9" style:font-size-asian="10pt" style:font-size-complex="10pt"/>
    </style:style>
    <style:style style:name="T17" style:family="text">
      <style:text-properties style:font-name="Ubuntu Mono" fo:font-size="10pt" officeooo:rsid="00281764" style:font-size-asian="10pt" style:font-size-complex="10pt"/>
    </style:style>
    <style:style style:name="T18" style:family="text">
      <style:text-properties style:font-name="Ubuntu Mono" fo:font-size="10pt" officeooo:rsid="002b2c27" style:font-size-asian="10pt" style:font-size-complex="10pt"/>
    </style:style>
    <style:style style:name="T19" style:family="text">
      <style:text-properties officeooo:rsid="00264c5d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5a6bf5" fo:background-color="#ffff00" loext:char-shading-value="0"/>
    </style:style>
    <style:style style:name="T22" style:family="text">
      <style:text-properties officeooo:rsid="00281764"/>
    </style:style>
    <style:style style:name="T23" style:family="text">
      <style:text-properties officeooo:rsid="0029c7f7"/>
    </style:style>
    <style:style style:name="T24" style:family="text">
      <style:text-properties officeooo:rsid="002da11b"/>
    </style:style>
    <style:style style:name="T25" style:family="text">
      <style:text-properties style:font-name="Arial"/>
    </style:style>
    <style:style style:name="T26" style:family="text">
      <style:text-properties style:font-name="Arial" officeooo:rsid="002da11b"/>
    </style:style>
    <style:style style:name="T27" style:family="text">
      <style:text-properties style:font-name="Arial" officeooo:rsid="00300af7"/>
    </style:style>
    <style:style style:name="T28" style:family="text">
      <style:text-properties style:font-name="Arial" officeooo:rsid="0052c4f8"/>
    </style:style>
    <style:style style:name="T29" style:family="text">
      <style:text-properties style:font-name="Arial" officeooo:rsid="00536a0f"/>
    </style:style>
    <style:style style:name="T30" style:family="text">
      <style:text-properties style:font-name="Arial" officeooo:rsid="0053cc14"/>
    </style:style>
    <style:style style:name="T31" style:family="text">
      <style:text-properties officeooo:rsid="00300af7"/>
    </style:style>
    <style:style style:name="T32" style:family="text">
      <style:text-properties officeooo:rsid="00327c53"/>
    </style:style>
    <style:style style:name="T33" style:family="text">
      <style:text-properties officeooo:rsid="00333080"/>
    </style:style>
    <style:style style:name="T34" style:family="text">
      <style:text-properties officeooo:rsid="0036017b"/>
    </style:style>
    <style:style style:name="T35" style:family="text">
      <style:text-properties officeooo:rsid="003680e0"/>
    </style:style>
    <style:style style:name="T36" style:family="text">
      <style:text-properties fo:color="#c9211e" officeooo:rsid="003a1e54"/>
    </style:style>
    <style:style style:name="T37" style:family="text">
      <style:text-properties officeooo:rsid="003f4414"/>
    </style:style>
    <style:style style:name="T38" style:family="text">
      <style:text-properties officeooo:rsid="0040bece"/>
    </style:style>
    <style:style style:name="T39" style:family="text">
      <style:text-properties officeooo:rsid="0042225a"/>
    </style:style>
    <style:style style:name="T40" style:family="text">
      <style:text-properties officeooo:rsid="0043eab1"/>
    </style:style>
    <style:style style:name="T41" style:family="text">
      <style:text-properties officeooo:rsid="0045c686"/>
    </style:style>
    <style:style style:name="T42" style:family="text">
      <style:text-properties officeooo:rsid="0046804d"/>
    </style:style>
    <style:style style:name="T43" style:family="text">
      <style:text-properties officeooo:rsid="00473351"/>
    </style:style>
    <style:style style:name="T44" style:family="text">
      <style:text-properties officeooo:rsid="00479c0a"/>
    </style:style>
    <style:style style:name="T45" style:family="text">
      <style:text-properties officeooo:rsid="00491916"/>
    </style:style>
    <style:style style:name="T46" style:family="text">
      <style:text-properties officeooo:rsid="004a8f3c"/>
    </style:style>
    <style:style style:name="T47" style:family="text">
      <style:text-properties officeooo:rsid="004b881b"/>
    </style:style>
    <style:style style:name="T48" style:family="text">
      <style:text-properties officeooo:rsid="004cce5a"/>
    </style:style>
    <style:style style:name="T49" style:family="text">
      <style:text-properties officeooo:rsid="004f65b8"/>
    </style:style>
    <style:style style:name="T50" style:family="text">
      <style:text-properties officeooo:rsid="001e3e2f"/>
    </style:style>
    <style:style style:name="T51" style:family="text">
      <style:text-properties officeooo:rsid="0055a3d5"/>
    </style:style>
    <style:style style:name="T52" style:family="text">
      <style:text-properties officeooo:rsid="0058cc0d"/>
    </style:style>
    <style:style style:name="T53" style:family="text">
      <style:text-properties officeooo:rsid="005e7c9e"/>
    </style:style>
    <style:style style:name="gr1" style:family="graphic">
      <style:graphic-properties svg:stroke-color="#000000" draw:fill="solid" draw:fill-color="#ffffff" draw:opacity="0%" draw:textarea-horizontal-align="justify" draw:textarea-vertical-align="middle" draw:auto-grow-height="false" fo:min-height="0.635cm" fo:min-width="5.00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opacity="0%" draw:textarea-horizontal-align="justify" draw:textarea-vertical-align="middle" draw:auto-grow-height="false" fo:min-height="0.45cm" fo:min-width="4.81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1 Fall CPSC 240-5</text:p>
      <text:p text:style-name="P7">Midterm Concepts Test #1 <text:s/><text:span text:style-name="T36">Answers</text:span></text:p>
      <text:p text:style-name="P4">27 Sept 2021: <text:span text:style-name="T1">1</text:span>:00pm – <text:span text:style-name="T48">4</text:span>:<text:span text:style-name="T48">3</text:span>0pm</text:p>
      <text:p text:style-name="P5">Take Home Test</text:p>
      <text:p text:style-name="P1"/>
      <text:p text:style-name="P1"/>
      <text:p text:style-name="P3">Read me</text:p>
      <text:p text:style-name="P1"/>
      <text:p text:style-name="P1">Place your answers in the space following each question.</text:p>
      <text:p text:style-name="P1"/>
      <text:p text:style-name="P1">Place your name in the test either in this front page or on the last page or both.</text:p>
      <text:p text:style-name="P1"/>
      <text:p text:style-name="P1">Near <text:span text:style-name="T1">2</text:span>:50pm begin to save your test document in either odt, or doc, or docx format.</text:p>
      <text:p text:style-name="P1"/>
      <text:p text:style-name="P1">Before <text:span text:style-name="T1">2</text:span>:59pm send your document as an attachment to me: <text:s/>holliday@fullerton.edu</text:p>
      <text:p text:style-name="P1"/>
      <text:p text:style-name="P1">If you encounter a question where you feel that you must guess an answer then place the word “Blank” in the space for the answer and you will receive <text:span text:style-name="T20">20%</text:span> of the credit for that question.</text:p>
      <text:p text:style-name="P1"/>
      <text:p text:style-name="P8">If the answer space is empty then the points for that question are zero.</text:p>
      <text:p text:style-name="P1"/>
      <text:p text:style-name="P8">You may use any word processing tool at your disposal provided it can save files in one of the three accepted formats.</text:p>
      <text:p text:style-name="P8"/>
      <text:p text:style-name="P8">If your computer has no word processor program then try Google Docs, which saves files in every format ever created on this planet.</text:p>
      <text:p text:style-name="P8"/>
      <text:p text:style-name="P8">The total point value of this test is 100 points, which is one-sixth of your course grade.</text:p>
      <text:p text:style-name="P8"/>
      <text:p text:style-name="P8">Every effort has been made to create unambiguous question<text:span text:style-name="T2">s</text:span>. <text:s/><text:span text:style-name="T2">If a question is truly ambiguous send me ordinary email or a chat message to ask for clarification. <text:s/>I will be at computer during the test </text:span><text:span text:style-name="T15">period</text:span><text:span text:style-name="T2"> probably answering the backlog of email.</text:span></text:p>
      <text:p text:style-name="P8"/>
      <text:p text:style-name="P10">This is an open note test. <text:s/>Use any tools that work for you <text:span text:style-name="T14">such as</text:span>: </text:p>
      <text:p text:style-name="P10"><text:tab/>recordings of lectures</text:p>
      <text:p text:style-name="P10"><text:tab/>class notes</text:p>
      <text:p text:style-name="P10"><text:tab/>ebooks</text:p>
      <text:p text:style-name="P10"><text:tab/>calculators</text:p>
      <text:p text:style-name="P10"><text:tab/>internet</text:p>
      <text:p text:style-name="P8"/>
      <text:p text:style-name="P8"/>
      <text:p text:style-name="P8"/>
      <text:p text:style-name="P9">Proceed to the next page.</text:p>
      <text:p text:style-name="P13"/>
      <text:p text:style-name="P65"><text:span text:style-name="T24">1</text:span><text:span text:style-name="T15">. <text:s/></text:span>In the area of computer architecture what is the size of a dword? <text:s/><text:span text:style-name="T37">[3]</text:span></text:p>
      <text:p text:style-name="P9"/>
      <text:p text:style-name="P25">Answer = 4 bytes or 32 bits</text:p>
      <text:p text:style-name="P9"/>
      <text:p text:style-name="P9"/>
      <text:p text:style-name="P9"/>
      <text:p text:style-name="P9"/>
      <text:p text:style-name="P9"><text:span text:style-name="T24">2</text:span><text:span text:style-name="T15">. <text:s/></text:span>Where is cache? <text:s/><text:span text:style-name="T37">[3]</text:span></text:p>
      <text:p text:style-name="P9"><text:tab/>a. <text:s/>In RAM</text:p>
      <text:p text:style-name="P9"><text:tab/>b. <text:s/>In EPROM attached to the motherboard</text:p>
      <text:p text:style-name="P9"><text:tab/>c. <text:s/>In CMOS also attached to the motherboard</text:p>
      <text:p text:style-name="P9"><text:tab/><text:span text:style-name="T3">d. <text:s/>In solid state drive (SSD)</text:span></text:p>
      <text:p text:style-name="P9"><text:tab/><text:span text:style-name="T3">e. <text:s/>None of above</text:span></text:p>
      <text:p text:style-name="P9"/>
      <text:p text:style-name="P25">Answer: <text:s/><text:span text:style-name="T20">None of above</text:span>. <text:s/>Cache is inside the microprocessor</text:p>
      <text:p text:style-name="P9"/>
      <text:p text:style-name="P9"/>
      <text:p text:style-name="P9"/>
      <text:p text:style-name="P9"/>
      <text:p text:style-name="P10"><draw:custom-shape text:anchor-type="paragraph" draw:z-index="0" draw:name="Shape1" draw:style-name="gr2" draw:text-style-name="P72" svg:width="4.816cm" svg:height="0.451cm" svg:x="5.036cm" svg:y="0.004cm"><text:p/><draw:enhanced-geometry svg:viewBox="0 0 21600 21600" draw:type="rectangle" draw:enhanced-path="M 0 0 L 21600 0 21600 21600 0 21600 0 0 Z N"/></draw:custom-shape><text:span text:style-name="T24">3</text:span><text:span text:style-name="T15">. <text:s/></text:span>Here is a register rax = ABCD EF09 8765 4321</text:p>
      <text:p text:style-name="P10">Suppose we execute the instruction cqo. <text:s text:c="2"/>What will happen? <text:s text:c="2"/><text:span text:style-name="T37">[3]</text:span></text:p>
      <text:p text:style-name="P10"/>
      <text:p text:style-name="P25"><draw:custom-shape text:anchor-type="paragraph" draw:z-index="1" draw:name="Shape2" draw:style-name="gr1" draw:text-style-name="P72" svg:width="5.001cm" svg:height="0.636cm" svg:x="9.033cm" svg:y="0.004cm"><text:p/><draw:enhanced-geometry svg:viewBox="0 0 21600 21600" draw:type="rectangle" draw:enhanced-path="M 0 0 L 21600 0 21600 21600 0 21600 0 0 Z N"/></draw:custom-shape>Answer: <text:s/>rax does not change, but rdx becomes FFFF FFFF FFFF FFFF</text:p>
      <text:p text:style-name="P10"/>
      <text:p text:style-name="P54">Comments: <text:s/>Everyone wrote “”create a 128 bit number out of the given rax” or wrote similar words expressing the same thought. <text:s/>But that is superficial knowledge of little value. <text:s/>Stating that a number expands to 128 bits does not help a programmer. <text:s/>This entire course is generally focused on what do you do with bits. <text:s/>This question wants to know what do you do with the bits when you encounter a negative number like rax.</text:p>
      <text:p text:style-name="P10"/>
      <text:p text:style-name="P10"/>
      <text:p text:style-name="P10"/>
      <text:p text:style-name="P10"/>
      <text:p text:style-name="P10"><text:span text:style-name="T24">4</text:span><text:span text:style-name="T15">. <text:s/></text:span>Suppose you are working with word size twos-complement integers. <text:s/>What is the largest integer is this system? <text:s/><text:span text:style-name="T4">Give the answer in decimal. <text:s/>Calculators may be used. <text:s/></text:span><text:span text:style-name="T37">[3]</text:span></text:p>
      <text:p text:style-name="P10"/>
      <text:p text:style-name="P25">Answer: <text:s/>2^15 – 1 which is 32767.</text:p>
      <text:p text:style-name="P10"/>
      <text:p text:style-name="P10"/>
      <text:p text:style-name="P10"/>
      <text:p text:style-name="P10"/>
      <text:p text:style-name="P10"/>
      <text:p text:style-name="P35"/>
      <text:p text:style-name="P59"><text:span text:style-name="T40">5</text:span><text:span text:style-name="T15">. <text:s/></text:span>What is the size in bits of a complete xmm register? <text:s/><text:span text:style-name="T37">[3]</text:span></text:p>
      <text:p text:style-name="P11"/>
      <text:p text:style-name="P25">Answer: <text:s/>The complete register contains 128 bits.</text:p>
      <text:p text:style-name="P11"/>
      <text:p text:style-name="P11"/>
      <text:p text:style-name="P11"/>
      <text:p text:style-name="P11"><text:span text:style-name="T40">6</text:span><text:span text:style-name="T15">. <text:s/></text:span>What is -<text:span text:style-name="T15">292</text:span><text:span text:style-name="T31">8</text:span><text:span text:style-name="T15"> in a 32-bit register</text:span>? <text:s/><text:span text:style-name="T37">[6]</text:span></text:p>
      <text:p text:style-name="P11"><text:span text:style-name="T16">[Plugging this into a calculator wi</text:span><text:span text:style-name="T18">ns</text:span><text:span text:style-name="T16"> no points. <text:s/>You must show me a large portion of your mathematical work. <text:s/>There should be sufficient math to convince me you know what you’re doing.]</text:span></text:p>
      <text:p text:style-name="P11"/>
      <text:p text:style-name="P25">Answer: <text:s/>Begin with the positive number 292<text:span text:style-name="T31">8</text:span> and begin dividing by 2.</text:p>
      <text:p text:style-name="P25"/>
      <text:p text:style-name="P25">29<text:span text:style-name="T31">28</text:span>/2 = 146<text:span text:style-name="T31">4</text:span> R <text:span text:style-name="T31">0</text:span></text:p>
      <text:p text:style-name="P25">146<text:span text:style-name="T31">4</text:span>/2 = <text:s/>73<text:span text:style-name="T31">2</text:span> <text:s/>R <text:span text:style-name="T31">0</text:span></text:p>
      <text:p text:style-name="P25">73<text:span text:style-name="T31">2</text:span>/2 <text:s text:c="2"/>= <text:s/>36<text:span text:style-name="T31">6</text:span> R <text:span text:style-name="T31">0</text:span></text:p>
      <text:p text:style-name="P25">36<text:span text:style-name="T31">6</text:span>/2 <text:s text:c="2"/>= 18<text:span text:style-name="T31">3</text:span> R <text:span text:style-name="T31">0</text:span></text:p>
      <text:p text:style-name="P25">18<text:span text:style-name="T31">3</text:span>/2 <text:s text:c="2"/>= <text:s text:c="2"/>91 R <text:span text:style-name="T31">1</text:span></text:p>
      <text:p text:style-name="P25">91/2 <text:s text:c="4"/>= <text:s text:c="2"/>45 R 1</text:p>
      <text:p text:style-name="P25">45/2 <text:s text:c="4"/>= <text:s text:c="2"/>22 R 1</text:p>
      <text:p text:style-name="P25">22/2 <text:s text:c="4"/>= <text:s text:c="2"/>11 R 0</text:p>
      <text:p text:style-name="P25">11/2 <text:s text:c="4"/>= <text:s text:c="4"/>5 R 1</text:p>
      <text:p text:style-name="P25">5/2 <text:s text:c="5"/>= <text:s text:c="4"/>2 R 1</text:p>
      <text:p text:style-name="P25">2/2 <text:s text:c="5"/>= <text:s text:c="4"/>1 R 0</text:p>
      <text:p text:style-name="P25">1/2 <text:s text:c="5"/>= <text:s text:c="4"/>0 R 1</text:p>
      <text:p text:style-name="P25">Stop</text:p>
      <text:p text:style-name="P25"/>
      <text:p text:style-name="P55"><text:span text:style-name="T26">Therefore 2927 = </text:span><text:span text:style-name="T27">101101110000</text:span></text:p>
      <text:p text:style-name="P26"><text:tab/>= <text:s/>0000 0000 0000 0000 0000 <text:span text:style-name="T31">1011 0111 0000</text:span></text:p>
      <text:p text:style-name="P25">Now find the negative of the number above.</text:p>
      <text:p text:style-name="P25">The complement of 2927 is 1111 1111 1111 1111 1111 <text:span text:style-name="T31">0100 1000 1111</text:span></text:p>
      <text:p text:style-name="P25">Now add 1: <text:s text:c="7"/>-2927 = <text:s text:c="4"/>1111 1111 1111 1111 1111 <text:span text:style-name="T31">0100 1001 0000</text:span></text:p>
      <text:p text:style-name="P25"/>
      <text:p text:style-name="P25">Final answer is -2927 = FFFF F<text:span text:style-name="T31">49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9"><text:span text:style-name="T40">7</text:span><text:span text:style-name="T19">. <text:s/></text:span>Name (or describe) something that the ALU commonly does. <text:s/><text:span text:style-name="T37">[3]</text:span></text:p>
      <text:p text:style-name="P11"/>
      <text:p text:style-name="P27">Answer: <text:s/>The ALU performs math <text:span text:style-name="T40">and logic </text:span>operations such as subsd xmm3,xmm4</text:p>
      <text:p text:style-name="P11"/>
      <text:p text:style-name="P11"/>
      <text:p text:style-name="P11"/>
      <text:p text:style-name="P11"/>
      <text:p text:style-name="P11"><text:span text:style-name="T40">8</text:span><text:span text:style-name="T19">. <text:s/></text:span>Give the name of a computer architecture that is not Von Neumann. <text:s/><text:span text:style-name="T37">[3]</text:span></text:p>
      <text:p text:style-name="P11"/>
      <text:p text:style-name="P27">Answer: <text:s/>Quantum<text:tab/><text:tab/><text:span text:style-name="T45">also Harvard</text:span></text:p>
      <text:p text:style-name="P11"/>
      <text:p text:style-name="P11"/>
      <text:p text:style-name="P11"/>
      <text:p text:style-name="P11"/>
      <text:p text:style-name="P11"><text:span text:style-name="T40">9</text:span><text:span text:style-name="T19">. <text:s/></text:span>What is the page number in the textbook where we can find the name of the lower 32 bits of register r12? <text:s/><text:span text:style-name="T37">[3]</text:span></text:p>
      <text:p text:style-name="P11"/>
      <text:p text:style-name="P28">Answer: page 10<text:tab/><text:tab/><text:tab/><text:span text:style-name="T51">&lt;==== r12 is not mentioned on page 11.</text:span></text:p>
      <text:p text:style-name="P11"/>
      <text:p text:style-name="P11"/>
      <text:p text:style-name="P11"/>
      <text:p text:style-name="P11"/>
      <text:p text:style-name="P14"><text:span text:style-name="T19">1</text:span><text:span text:style-name="T40">0</text:span><text:span text:style-name="T19">. <text:s/></text:span>Place the following in order from low memory address to high memory address. <text:s/><text:span text:style-name="T38">[3]</text:span></text:p>
      <text:p text:style-name="P14"><text:tab/>1 <text:s/>system stack</text:p>
      <text:p text:style-name="P14"><text:tab/>2 <text:s/>executing application program</text:p>
      <text:p text:style-name="P14"><text:tab/>3 <text:s/>data declared in segment .bss</text:p>
      <text:p text:style-name="P14"><text:tab/>4 <text:s/>available heap space</text:p>
      <text:p text:style-name="P14"/>
      <text:p text:style-name="P28">Answer: <text:s/>2, 3, 4, 1</text:p>
      <text:p text:style-name="P14"/>
      <text:p text:style-name="P14"/>
      <text:p text:style-name="P14"/>
      <text:p text:style-name="P14"/>
      <text:p text:style-name="P14"/>
      <text:p text:style-name="P16"/>
      <text:p text:style-name="P61"><text:span text:style-name="T19">1</text:span><text:span text:style-name="T41">1</text:span><text:span text:style-name="T19">. <text:s/></text:span>Show a fragment of X86 code that implements the following dialog. <text:s/><text:span text:style-name="T38">[1</text:span><text:span text:style-name="T39">1</text:span><text:span text:style-name="T38">]</text:span></text:p>
      <text:p text:style-name="P16"/>
      <text:p text:style-name="P16"><text:tab/>Please enter the street address: <text:s/><text:span text:style-name="T20">2645 Maple Street</text:span></text:p>
      <text:p text:style-name="P16"><text:tab/>The location number is 2645</text:p>
      <text:p text:style-name="P16"/>
      <text:p text:style-name="P16">We assume all house numbers have 4 digits. <text:s/><text:span text:style-name="T19">The text in yellow is inputted by the user.</text:span></text:p>
      <text:p text:style-name="P16"/>
      <text:p text:style-name="P28">Answer:</text:p>
      <text:p text:style-name="P28"/>
      <text:p text:style-name="P28">segment .data</text:p>
      <text:p text:style-name="P28">prompt db “Please enter the street address”,0</text:p>
      <text:p text:style-name="P28">info db “The location number is lf”,10,0</text:p>
      <text:p text:style-name="P28">string_type db “%s”,0</text:p>
      <text:p text:style-name="P28"/>
      <text:p text:style-name="P28">segment .bss</text:p>
      <text:p text:style-name="P28">street resb 128</text:p>
      <text:p text:style-name="P28"/>
      <text:p text:style-name="P28"/>
      <text:p text:style-name="P28">segment .text</text:p>
      <text:p text:style-name="P28"/>
      <text:p text:style-name="P28">;==== Prompt for the address</text:p>
      <text:p text:style-name="P28">mov rax, 0</text:p>
      <text:p text:style-name="P28">mov rdi, string_type</text:p>
      <text:p text:style-name="P28">mov rsi,prompt</text:p>
      <text:p text:style-name="P28">call printf</text:p>
      <text:p text:style-name="P28"/>
      <text:p text:style-name="P28">===== Input the address</text:p>
      <text:p text:style-name="P28">mov rax, 0</text:p>
      <text:p text:style-name="P29">mov rdi, street</text:p>
      <text:p text:style-name="P29">mov rsi, 128</text:p>
      <text:p text:style-name="P29">mov rdx, [stdin]</text:p>
      <text:p text:style-name="P29">call fgets</text:p>
      <text:p text:style-name="P28"/>
      <text:p text:style-name="P29">===== Exclude the tail, keep the 4 digits</text:p>
      <text:p text:style-name="P29">mov [street+4],0</text:p>
      <text:p text:style-name="P16"/>
      <text:p text:style-name="P29">===== Output the short string having only a 4 digit number</text:p>
      <text:p text:style-name="P29">mov rax, 0</text:p>
      <text:p text:style-name="P29">mov rdi, info</text:p>
      <text:p text:style-name="P29">call printf</text:p>
      <text:p text:style-name="P15"/>
      <text:p text:style-name="P15">;<text:span text:style-name="T32">Finished</text:span></text:p>
      <text:p text:style-name="P15"/>
      <text:p text:style-name="P15"/>
      <text:p text:style-name="P15"/>
      <text:p text:style-name="P15"/>
      <text:p text:style-name="P60"><text:span text:style-name="T19">1</text:span><text:span text:style-name="T41">2</text:span><text:span text:style-name="T19">. <text:s/></text:span>Show how to declare a constant named max_traffic and give it the value 35. <text:s/><text:span text:style-name="T38">[3]</text:span></text:p>
      <text:p text:style-name="P15"/>
      <text:p text:style-name="P29">Answer: <text:s/>max_traffic equ 35</text:p>
      <text:p text:style-name="P15"/>
      <text:p text:style-name="P15"/>
      <text:p text:style-name="P15"/>
      <text:p text:style-name="P15"><text:span text:style-name="T19">1</text:span><text:span text:style-name="T41">3</text:span><text:span text:style-name="T19">. <text:s/></text:span>We sometimes talk about “the loader” or “the loader function”. <text:s/>Where is that function? <text:s/><text:span text:style-name="T38">[3]</text:span></text:p>
      <text:p text:style-name="P16"/>
      <text:p text:style-name="P29">Answer: <text:s/>The loader is module within every operating system.</text:p>
      <text:p text:style-name="P16"/>
      <text:p text:style-name="P16"/>
      <text:p text:style-name="P16"/>
      <text:p text:style-name="P16"/>
      <text:p text:style-name="P16"><text:span text:style-name="T19">1</text:span><text:span text:style-name="T41">4</text:span><text:span text:style-name="T19">. <text:s/></text:span>Suppose you are a big fan of the game Extreme Shopping 5. <text:s/>Using techniques of reverse compiling of the executable file you discovered more than a dozen ways to cheat the game. <text:s/><text:span text:style-name="T19">That means that you can keep on shopping even after all your credit cards are maxed out. <text:s/></text:span>You <text:span text:style-name="T5">created a mini-ebooklet containing all of that information and you plan to upload it to www.cheatcodes.com. <text:s text:c="2"/>What software license do you put on you</text:span><text:span text:style-name="T19">r</text:span><text:span text:style-name="T5"> ebooklet? <text:s/></text:span><text:span text:style-name="T38">[3]</text:span></text:p>
      <text:p text:style-name="P16"/>
      <text:p text:style-name="P29">Answer: <text:s/>Creative Commons</text:p>
      <text:p text:style-name="P16"/>
      <text:p text:style-name="P50">To be more detailed: Creative Commons provides several different level of freedom in the CC license. <text:s text:c="3"/>One example of a degree of freedom is “BY-NC-SA”</text:p>
      <text:p text:style-name="P50"/>
      <text:p text:style-name="P50"/>
      <text:p text:style-name="P50"/>
      <text:p text:style-name="P50"/>
      <text:p text:style-name="P16"/>
      <text:p text:style-name="P17"><text:span text:style-name="T19">1</text:span><text:span text:style-name="T41">5</text:span><text:span text:style-name="T19">. <text:s/></text:span>Suppose that you used your computer science background to create a program “Ultrazip” that will compress any file into a zip file at a speed faster than any known zipping program. <text:s/>You decide to post your breakthrough product on github in order to share it with the world. <text:s/>What license do you put on that program? <text:s/><text:span text:style-name="T38">[</text:span><text:span text:style-name="T39">3</text:span><text:span text:style-name="T38">]</text:span></text:p>
      <text:p text:style-name="P16"/>
      <text:p text:style-name="P29">Answer: <text:s/>LGPL</text:p>
      <text:p text:style-name="P16"/>
      <text:p text:style-name="P16"/>
      <text:p text:style-name="P16"/>
      <text:p text:style-name="P16"/>
      <text:p text:style-name="P17"/>
      <text:p text:style-name="P62"><text:span text:style-name="T19">1</text:span><text:span text:style-name="T41">6</text:span><text:span text:style-name="T19">. <text:s/></text:span>Convert <text:span text:style-name="T32">1</text:span>89.375 to the equivalent scientific binary form. <text:s/><text:span text:style-name="T38">[</text:span><text:span text:style-name="T39">8</text:span><text:span text:style-name="T38">]</text:span></text:p>
      <text:p text:style-name="P53">[Plugging this into a calculator will gain you no points. <text:s/>You must show me a large portion of your mathematical work. <text:s/>There should be sufficient math to convince me you know what you’re doing.]</text:p>
      <text:p text:style-name="P17"/>
      <text:p text:style-name="P29">Answer: <text:s/>First convert 189 to binary.</text:p>
      <text:p text:style-name="P17"/>
      <text:p text:style-name="P30">189/2 = 94 R 1</text:p>
      <text:p text:style-name="P30">94/2 = 47 R 0</text:p>
      <text:p text:style-name="P30">47/2 = 23 R 1</text:p>
      <text:p text:style-name="P30">23/2 = 11 R 1</text:p>
      <text:p text:style-name="P30">11/2 = 5 R 1</text:p>
      <text:p text:style-name="P30">5/2 = 2 R 1</text:p>
      <text:p text:style-name="P30">2/2 = 1 R 0</text:p>
      <text:p text:style-name="P30">1/2 = <text:s/>0 R 1</text:p>
      <text:p text:style-name="P30">stop</text:p>
      <text:p text:style-name="P17"/>
      <text:p text:style-name="P30">Therefore, 189 = 10111101</text:p>
      <text:p text:style-name="P30"/>
      <text:p text:style-name="P30">Second convert 0.375 to binary</text:p>
      <text:p text:style-name="P30">0.375 x 2 = 0.75</text:p>
      <text:p text:style-name="P30">0.75 x 2 = 1.5</text:p>
      <text:p text:style-name="P30">0.5 x 2 = 1.0</text:p>
      <text:p text:style-name="P30">0.0 x 2 = 0.0</text:p>
      <text:p text:style-name="P30">stop</text:p>
      <text:p text:style-name="P30"/>
      <text:p text:style-name="P30">Therefore 0.375 = 0.011</text:p>
      <text:p text:style-name="P17"/>
      <text:p text:style-name="P30">Now put the two results together: <text:s/>189.375 = 10111101.011 <text:s/>= <text:s text:c="2"/><text:span text:style-name="T6">1.0111101011 x 2^7</text:span></text:p>
      <text:p text:style-name="P17"/>
      <text:p text:style-name="P17"/>
      <text:p text:style-name="P17"/>
      <text:p text:style-name="P17"/>
      <text:p text:style-name="P19"/>
      <text:p text:style-name="P63"><text:span text:style-name="T22">1</text:span><text:span text:style-name="T41">7</text:span><text:span text:style-name="T22">. <text:s/></text:span>Convert 12.1 to the equivalent scientific binary form. <text:s/><text:span text:style-name="T38">[</text:span><text:span text:style-name="T39">8</text:span><text:span text:style-name="T38">]</text:span></text:p>
      <text:p text:style-name="P12"><text:span text:style-name="T16">[</text:span><text:span text:style-name="T17">You know what to do. <text:s/>Show me your work. <text:s/>A single answer from the calculator does not count.]</text:span></text:p>
      <text:p text:style-name="P17"/>
      <text:p text:style-name="P30">Answer: <text:s/>1<text:span text:style-name="T41">2</text:span> = 1<text:span text:style-name="T41">100</text:span>.</text:p>
      <text:p text:style-name="P30"/>
      <text:p text:style-name="P30">0.1 x 2 = 0.2</text:p>
      <text:p text:style-name="P38">0.2 x 2 = 0.4</text:p>
      <text:p text:style-name="P38">0.4 x 2 = 0.8</text:p>
      <text:p text:style-name="P38">0.8 x 2 = 1.6</text:p>
      <text:p text:style-name="P38">0.6 x 2 = <text:span text:style-name="T41">1</text:span>.2</text:p>
      <text:p text:style-name="P37">0.2 x 2 = 0.4</text:p>
      <text:p text:style-name="P30">The pattern <text:span text:style-name="T41">(yellow)</text:span> is repeating.</text:p>
      <text:p text:style-name="P30"/>
      <text:p text:style-name="P31">Therefore, 12.1 = 1<text:span text:style-name="T41">100</text:span>.<text:span text:style-name="T41">0011 0011 0011 0011 0011</text:span> dot dot dot</text:p>
      <text:p text:style-name="P30"/>
      <text:p text:style-name="P32">which equal<text:span text:style-name="T33">s <text:s/></text:span>1.<text:span text:style-name="T41">1000 <text:s/>0</text:span><text:span text:style-name="T42">0</text:span><text:span text:style-name="T41">11 <text:s/>0011 <text:s/>0011 <text:s/>0011 <text:s/>0011 <text:s/>0</text:span><text:span text:style-name="T42">011</text:span><text:span text:style-name="T41">…</text:span><text:span text:style-name="T42">..</text:span><text:span text:style-name="T33">x 2^</text:span><text:span text:style-name="T41">3</text:span></text:p>
      <text:p text:style-name="P17"/>
      <text:p text:style-name="P39">Answer: <text:s/><text:span text:style-name="T7"><text:s/>1.</text:span><text:span text:style-name="T9">1000 <text:s/>0</text:span><text:span text:style-name="T6">0</text:span><text:span text:style-name="T9">11 <text:s/>0011 <text:s/>0011 <text:s/>0011 <text:s/>0011 <text:s/>0</text:span><text:span text:style-name="T6">011</text:span><text:span text:style-name="T7">…. </text:span><text:span text:style-name="T8">x 2^</text:span><text:span text:style-name="T6">3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63"><text:span text:style-name="T22">1</text:span><text:span text:style-name="T43">8</text:span><text:span text:style-name="T22">. <text:s/></text:span>This declaration appears in a C or C++ function. <text:s text:c="2"/><text:span text:style-name="T6">double horse = 11.75;</text:span></text:p>
      <text:p text:style-name="P18"/>
      <text:p text:style-name="P18">Show how to use gdb to output the address where ho<text:span text:style-name="T10">r</text:span>se is stored in hex. <text:s/><text:span text:style-name="T22">That means, the address where 11.75 is stored. <text:s/></text:span><text:span text:style-name="T38">[4]</text:span></text:p>
      <text:p text:style-name="P18"/>
      <text:p text:style-name="P33">Answer: <text:s/>p/x &amp;horse</text:p>
      <text:p text:style-name="P20"/>
      <text:p text:style-name="P68">Invalid:<text:tab/>p/a <text:s/>horse</text:p>
      <text:p text:style-name="P21"/>
      <text:p text:style-name="P20"><text:span text:style-name="T43">19</text:span><text:span text:style-name="T22">. <text:s/>[Continuation from previous question.] <text:s/></text:span>Show how to use gdb to output the <text:span text:style-name="T22">data </text:span>value stored in <text:span text:style-name="T22">the </text:span>horse <text:span text:style-name="T22">variable</text:span> <text:span text:style-name="T35">as a decimal float number. <text:s/></text:span><text:span text:style-name="T38">[4]</text:span></text:p>
      <text:p text:style-name="P18"/>
      <text:p text:style-name="P33">Answer: <text:s/>p/<text:span text:style-name="T35">f</text:span> <text:s/>horse</text:p>
      <text:p text:style-name="P18"/>
      <text:p text:style-name="P42">Invalid answers:<text:tab/>x/f &amp;horse</text:p>
      <text:p text:style-name="P18"/>
      <text:p text:style-name="P18"/>
      <text:p text:style-name="P18"/>
      <text:p text:style-name="P18"><text:span text:style-name="T22">2</text:span><text:span text:style-name="T43">0</text:span><text:span text:style-name="T22">. <text:s/></text:span>This declaration appears in a C or C++ function. <text:s text:c="2"/><text:span text:style-name="T6">char state[ ] = “spooky”;</text:span></text:p>
      <text:p text:style-name="P18"/>
      <text:p text:style-name="P45"><text:span text:style-name="T50">Show how to use gdb to output the stored data in string format without address number(s). </text:span><text:span text:style-name="T38">[0]</text:span></text:p>
      <text:p text:style-name="P18"/>
      <text:p text:style-name="P33">Answer: <text:s text:c="2"/>p/<text:span text:style-name="T35">s</text:span> <text:s/>state<text:tab/><text:tab/><text:span text:style-name="T21">Question 20 was removed from the test.</text:span></text:p>
      <text:p text:style-name="P18"/>
      <text:p text:style-name="P42">Invalid answers:<text:tab/>p/x &amp;state</text:p>
      <text:p text:style-name="P18"/>
      <text:p text:style-name="P18"/>
      <text:p text:style-name="P18"/>
      <text:p text:style-name="P18"/>
      <text:p text:style-name="P20"><text:span text:style-name="T22">2</text:span><text:span text:style-name="T43">1</text:span><text:span text:style-name="T22">. <text:s/></text:span>This declaration appears in a C or C++ function: <text:s text:c="2"/><text:span text:style-name="T6">char name[ ] = “Marie Currie”;</text:span></text:p>
      <text:p text:style-name="P18"/>
      <text:p text:style-name="P20">Use gdb to output the contents of name as individual ascii hex numbers. <text:s/><text:span text:style-name="T38">[4]</text:span></text:p>
      <text:p text:style-name="P18"/>
      <text:p text:style-name="P34">Answer<text:span text:style-name="T44">s: There are more than one correct answer. <text:s/>The first one is preferred because it is simpler.</text:span></text:p>
      <text:p text:style-name="P34"><text:tab/><text:tab/>p/x name</text:p>
      <text:p text:style-name="P18"><text:tab/><text:tab/><text:span text:style-name="T44">p/x *name@12</text:span></text:p>
      <text:p text:style-name="P18"/>
      <text:p text:style-name="P42">Invalid answers<text:tab/>p/x &amp;name</text:p>
      <text:p text:style-name="P18"/>
      <text:p text:style-name="P18"/>
      <text:p text:style-name="P18"/>
      <text:p text:style-name="P20"><text:span text:style-name="T22">2</text:span><text:span text:style-name="T43">2</text:span><text:span text:style-name="T22">. <text:s/></text:span>Use gdb to output the low half of xmm1 as a float number in hex. <text:s/><text:span text:style-name="T38">[4]</text:span></text:p>
      <text:p text:style-name="P20"><text:tab/><text:span text:style-name="T12">[</text:span><text:span text:style-name="T13">Again, t</text:span><text:span text:style-name="T12">he answer is an example of an IEEE number.]</text:span></text:p>
      <text:p text:style-name="P20"/>
      <text:p text:style-name="P33">Answer: p/x $xmm1.v2_<text:span text:style-name="T53">int64</text:span>[0] </text:p>
      <text:p text:style-name="P33"/>
      <text:p text:style-name="P71">Wrong answer: <text:s/>p/x $xmm1.v2_double[0]</text:p>
      <text:p text:style-name="P64"><text:span text:style-name="T22">2</text:span><text:span text:style-name="T43">3</text:span><text:span text:style-name="T22">. <text:s/></text:span>What is a possible gdb command that could have created the following output? <text:s/><text:span text:style-name="T22">There are more than one answer known to be correct. <text:s/></text:span><text:span text:style-name="T11">Any </text:span><text:span text:style-name="T22">one correct answer will be accepted. <text:s/></text:span><text:span text:style-name="T38">[4]</text:span></text:p>
      <text:p text:style-name="P22"/>
      <text:p text:style-name="P52">0x7fffffffde90:<text:tab/>0x00000000<text:tab/>0x00000000<text:tab/>0xf7c050b3<text:tab/>0x00007fff</text:p>
      <text:p text:style-name="P52">0x7fffffffdea0:<text:tab/>0xf7dc9b80<text:tab/>0x00007fff<text:tab/>0xffffdf88<text:tab/>0x00007fff</text:p>
      <text:p text:style-name="P52">0x7fffffffdeb0:<text:tab/>0x00011c00<text:tab/>0x00000001<text:tab/>0x00401186<text:tab/>0x00000000</text:p>
      <text:p text:style-name="P52">0x7fffffffdec0:<text:tab/>0x004014f0<text:tab/>0x00000000<text:tab/>0xa4a97382<text:tab/>0x7331fc81</text:p>
      <text:p text:style-name="P52">0x7fffffffded0:<text:tab/>0x004010a0<text:tab/>0x00000000<text:tab/>0xffffdf80<text:tab/>0x00007fff</text:p>
      <text:p text:style-name="P52">0x7fffffffdee0:<text:tab/>0x00000000<text:tab/>0x00000000<text:tab/>0x00000000<text:tab/>0x00000000</text:p>
      <text:p text:style-name="P52">0x7fffffffdef0:<text:tab/>0x19e97382<text:tab/>0x8cce037e<text:tab/>0x04677382<text:tab/>0x8cce1301</text:p>
      <text:p text:style-name="P22"/>
      <text:p text:style-name="P33">Answer: x/<text:span text:style-name="T52">28</text:span>xw <text:span text:style-name="T52">$</text:span> rcx<text:tab/><text:tab/>//<text:span text:style-name="T34">Other correct answers are possible.</text:span></text:p>
      <text:p text:style-name="P22"/>
      <text:p text:style-name="P43">Invalid answers<text:tab/>x/u $rsp</text:p>
      <text:p text:style-name="P22"/>
      <text:p text:style-name="P22"/>
      <text:p text:style-name="P22"/>
      <text:p text:style-name="P23"><text:span text:style-name="T23">2</text:span><text:span text:style-name="T43">4</text:span><text:span text:style-name="T23">. <text:s/></text:span>This array was declared in the .data segment: <text:s/>greeting db “Good Morning”,10,0</text:p>
      <text:p text:style-name="P23"/>
      <text:p text:style-name="P23">Use gdb to show the ascii values in decimal of the first 12 bytes of the array. <text:s/><text:span text:style-name="T38">[4]</text:span></text:p>
      <text:p text:style-name="P23"/>
      <text:p text:style-name="P48">Answer: x/12db <text:s/>&amp;greeting</text:p>
      <text:p text:style-name="P51">Also<text:tab/>p/d (char[12])greeting</text:p>
      <text:p text:style-name="P23"/>
      <text:p text:style-name="P43">Invalid answers: p/c greeting</text:p>
      <text:p text:style-name="P23"/>
      <text:p text:style-name="P23"/>
      <text:p text:style-name="P24">2<text:span text:style-name="T43">5</text:span>. <text:s/>[Previous question continued] <text:s text:c="2"/>Use gdb to show the entire string greeting <text:span text:style-name="T33">in printable characters. <text:s/></text:span><text:span text:style-name="T38">[4]</text:span></text:p>
      <text:p text:style-name="P24"/>
      <text:p text:style-name="P48">Answer: p/s <text:s/>(char *)&amp;greeting</text:p>
      <text:p text:style-name="P49">Also ok: x/s &amp;greeting</text:p>
      <text:p text:style-name="P24"/>
      <text:p text:style-name="P43">Invalid answers<text:tab/>p/c &amp;greeting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6">The maximum value in points for each question is recorded within square brackets.</text:p>
      <text:p text:style-name="P36">Total value of this test is 100 points.</text:p>
      <text:p text:style-name="P24"/>
      <text:p text:style-name="P24">Put your name and your email address on this test someplace</text:p>
      <text:p text:style-name="P24"/>
      <text:p text:style-name="P24"/>
      <text:p text:style-name="P66">Counting the points:</text:p>
      <text:p text:style-name="P40"/>
      <text:p text:style-name="P40">If you count the total points possible you will discover that the total is 104.</text:p>
      <text:p text:style-name="P40"/>
      <text:p text:style-name="P41">The reason is th<text:span text:style-name="T46">at one of the questions mistakenly had the answer printed in the answer space. <text:s/>Naturally, everyone use</text:span><text:span text:style-name="T49">d</text:span><text:span text:style-name="T46"> that answer. <text:s/>That’s a normal reaction. <text:s/></text:span><text:span text:style-name="T47">It was a 4 point question. <text:s/>Everyone gave the same answer. <text:s/>In the end the easiest thing to do was simply to leave the question in place. <text:s/>That is why the mathematical total is really 104.</text:span></text:p>
      <text:p text:style-name="P41"/>
      <text:p text:style-name="P44">Since that question has no effect on the curve we will simply leave it there.</text:p>
      <text:p text:style-name="P41"/>
      <text:p text:style-name="P41"/>
      <text:p text:style-name="P41"/>
      <text:p text:style-name="P41"/>
      <text:p text:style-name="P6">Compare your answers with this answer key</text:p>
      <text:p text:style-name="P46"/>
      <text:p text:style-name="P56"><text:span text:style-name="T28">If you discover that you were not given credit for one of you</text:span><text:span text:style-name="T29">r</text:span><text:span text:style-name="T28"> answers then contact me and tell me about that question and </text:span><text:span text:style-name="T29">about </text:span><text:span text:style-name="T28">your answer. <text:s/>I really like to give back credit for a mistakenly graded question.</text:span></text:p>
      <text:p text:style-name="P46"/>
      <text:p text:style-name="P57"><text:span text:style-name="T25">This problem often arises with GDB questions. <text:s/>It is common that a GDB question may have 2 or more correct answers. <text:s/>It is difficult for me to know all the correct answer</text:span><text:span text:style-name="T30">s</text:span><text:span text:style-name="T25"> to a GDB question.</text:span></text:p>
      <text:p text:style-name="P46"/>
      <text:p text:style-name="P47">If you think one of your GDB answers is in fact correct. <text:s/>Proceed as follows.</text:p>
      <text:p text:style-name="P47"/>
      <text:p text:style-name="P67">First run any program in GDB mode. <text:s/>If you don’t have a program then use one of the posted programs</text:p>
      <text:p text:style-name="P67"/>
      <text:p text:style-name="P67">Place a break point in the middle of either the driver function or in the asm function. <text:s/>When execution reaches the break point then enter your gdb answer. <text:s/>If the result is just what the test question asked for then you have a correct answer. <text:s/>Send me email and tell me which question on your test has the correct answer. <text:s/>I will gladly restore your lost points.</text:p>
      <text:p text:style-name="P47"/>
      <text:p text:style-name="P58"><text:span text:style-name="T25">In fact, you should run the gdb check on your answers to all the gdb question</text:span><text:span text:style-name="T30">s</text:span><text:span text:style-name="T25"> on this test. <text:s/>You don’t know how many points you might recover until you try.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1" meta:paragraph-count="200" meta:word-count="2044" meta:character-count="11296" meta:non-whitespace-character-count="9177"/>
  </office:meta>
</office:document-meta>
</file>